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77/2024</text:p>
            <text:p text:style-name="Normální">KVOP-45178/2024</text:p>
            <text:p text:style-name="Normální">13. 11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A. S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doktore,</text:p>
      <text:p text:style-name="Základnítext">dne 5. 11. 2024 obdržela Kancelář veřejného ochránce práv Vaši žádost o informace. Žádáte o zaslání správního řádu, soudního řádu správního a 84 informačních letáků ochránce.</text:p>
      <text:p text:style-name="Základnítext">Požadované materiály Vám zasílám v příloze.</text:p>
      <text:p text:style-name="Základnítext">S pozdravem</text:p>
      <text:p text:style-name="P18">JUDr. Pavel Pořízek, Ph.D.</text:p>
      <text:p text:style-name="podpis">vedoucí Kanceláře veřejného ochránce práv</text:p>
      <text:p text:style-name="podpis"/>
      <text:p text:style-name="Příloha"/>
      <text:p text:style-name="Příloha">Přílohy</text:p>
      <text:p text:style-name="Normální">Advokáti a notáři</text:p>
      <text:p text:style-name="Normální">Bydlení</text:p>
      <text:p text:style-name="Normální">Daň z příjmu – základní<text:s/>příručka</text:p>
      <text:p text:style-name="Normální">Daňový řád</text:p>
      <text:p text:style-name="Normální">Desatero dobré praxe sociální práce při řešení nepříznivé sociální situace</text:p>
      <text:p text:style-name="Normální">Doplatek na bydlení</text:p>
      <text:p text:style-name="Normální">Dlouhodobé ošetřovné</text:p>
      <text:p text:style-name="Normální">GDPR informace</text:p>
      <text:p text:style-name="Normální">Chci změnit (zvýšit) důchod</text:p>
      <text:p text:style-name="Normální">Jak požádat o důchod?</text:p>
      <text:p text:style-name="Normální">Jak se připravit na důchod?</text:p>
      <text:p text:style-name="Normální">Jsem cizinec a vyřizuji si<text:s/>povolení k dlouhodobému pobytu</text:p>
      <text:p text:style-name="Normální">Jsem v psychiatrické nemocnici (léčebně)</text:p>
      <text:p text:style-name="Normální">Katastr nemovitostí</text:p>
      <text:p text:style-name="Normální">Kdy mohu odejít do starobního důchodu?</text:p>
      <text:p text:style-name="Normální">Komunální odpad</text:p>
      <text:p text:style-name="Normální">Komunální odpad – promíjení poplatku</text:p>
      <text:p text:style-name="Normální">Konkursní a insolvenční řízení</text:p>
      <text:p text:style-name="Normální">Mediace</text:p>
      <text:soft-page-break/>
      <text:p text:style-name="Normální">Mimořádná okamžitá pomoc</text:p>
      <text:p text:style-name="Normální">Nájem bytu</text:p>
      <text:p text:style-name="Normální">Nápomoc při rozhodování (podpůrce)</text:p>
      <text:p text:style-name="Normální">Návraty ze zahraničí – Informační příručka pro osoby vracející se ze zahraničí</text:p>
      <text:p text:style-name="Normální">Nečinnost úřadu<text:s/></text:p>
      <text:p text:style-name="Normální">Nevyplacení mzdy</text:p>
      <text:p text:style-name="Normální">Obce</text:p>
      <text:p text:style-name="Normální">Občané EU</text:p>
      <text:p text:style-name="Normální">Občanské poradny</text:p>
      <text:p text:style-name="Normální">Odborné sociální poradenství + seznam a kontaktní údaje občanských<text:s/>poraden</text:p>
      <text:p text:style-name="Normální">Oddlužení I</text:p>
      <text:p text:style-name="Normální">Oddlužení II</text:p>
      <text:p text:style-name="Normální">Odškodnění</text:p>
      <text:p text:style-name="Normální">Ochrana lidí omezených na svobodě</text:p>
      <text:p text:style-name="Normální">Ochrana spotřebitele</text:p>
      <text:p text:style-name="Normální">Ombudsman</text:p>
      <text:p text:style-name="Normální">Ombudsman: pomáhá i jinak (zvláštní oprávnění)</text:p>
      <text:p text:style-name="Normální">Opatrovník</text:p>
      <text:p text:style-name="Normální">Oprávnění k pobytu v ČR kvůli válce na Ukrajině</text:p>
      <text:p text:style-name="Normální">Organizace zabývající se cizineckou a uprchlickou problematikou</text:p>
      <text:p text:style-name="Normální">Pobyt na psychiatrii</text:p>
      <text:p text:style-name="Normální">Podnět České obchodní inspekci</text:p>
      <text:p text:style-name="Normální">Podnět inspekci práce</text:p>
      <text:p text:style-name="Normální">Podpora v právním jednání</text:p>
      <text:p text:style-name="Normální">Policie</text:p>
      <text:p text:style-name="Normální">Posečkání (splátky) dluhu</text:p>
      <text:p text:style-name="Normální">Poskytování informací</text:p>
      <text:p text:style-name="Normální">Potřebuji invalidní důchod</text:p>
      <text:p text:style-name="Normální">Pracovněprávní vztahy</text:p>
      <text:p text:style-name="Normální">Pracovní úrazy</text:p>
      <text:p text:style-name="Normální">Právní pomoc</text:p>
      <text:p text:style-name="Normální">Promíjení místního poplatku za komunální odpad</text:p>
      <text:p text:style-name="Normální">Promíjení úroků finančními úřady</text:p>
      <text:p text:style-name="Normální">Projednávání přestupků</text:p>
      <text:p text:style-name="Normální">Příspěvek na bydlení</text:p>
      <text:p text:style-name="Normální">Příspěvek na koupi auta</text:p>
      <text:p text:style-name="Normální">Příspěvek na péči</text:p>
      <text:p text:style-name="Normální">Příspěvek na živobytí</text:p>
      <text:p text:style-name="Normální">Rozhodování zdravotních pojišťoven o úhradách</text:p>
      <text:p text:style-name="Normální">Rozúčtování nákladů</text:p>
      <text:p text:style-name="Normální">Řízení o dávkách pomoci v hmotné nouzi</text:p>
      <text:p text:style-name="Normální">Sdílená ekonomika: Jezdím pro Uber, Bolt (Taxify), Liftago, …</text:p>
      <text:p text:style-name="Normální">Sdílená ekonomika – ubytovací služby</text:p>
      <text:p text:style-name="Normální">Skončení pracovního poměru</text:p>
      <text:p text:style-name="Normální">Slaďování v pracovním poměru</text:p>
      <text:p text:style-name="Normální">Slaďování ve státní službě</text:p>
      <text:p text:style-name="Normální">Služební poměr státních zaměstnanců, příslušníků bezpečnostních sborů a vojáků</text:p>
      <text:p text:style-name="Normální">Sociální služby</text:p>
      <text:p text:style-name="Normální">Soudní ochrana proti správním orgánům</text:p>
      <text:soft-page-break/>
      <text:p text:style-name="Normální">Soudní poplatky</text:p>
      <text:p text:style-name="Normální">Soudy</text:p>
      <text:p text:style-name="Normální">Společenství vlastníků</text:p>
      <text:p text:style-name="Normální">Správní řád</text:p>
      <text:p text:style-name="Normální">Srážky ze mzdy</text:p>
      <text:p text:style-name="Normální">Stížnost na sociální službu</text:p>
      <text:p text:style-name="Normální">Veřejné cesty</text:p>
      <text:p text:style-name="Normální">Věznice</text:p>
      <text:p text:style-name="Normální">Vyřazení z evidence uchazečů o<text:s/>zaměstnání úřadem práce</text:p>
      <text:p text:style-name="Normální">Výživné na dítě</text:p>
      <text:p text:style-name="Normální">Zákon č. 500/2004 Sb., správní řád</text:p>
      <text:p text:style-name="Normální">Zákon č. 150/2002 Sb., soudní řád správní</text:p>
      <text:p text:style-name="Normální">Zařízení pro zajištění cizinců</text:p>
      <text:p text:style-name="Normální">Zásady vyřizování stížností na postup poskytovatelů zdravotních služeb</text:p>
      <text:p text:style-name="Normální">Zdravotní pojištění</text:p>
      <text:p text:style-name="Normální">Zdravotní<text:s/>pojištění cizinců</text:p>
      <text:p text:style-name="Normální">Zdravotnictví – stížnosti</text:p>
      <text:p text:style-name="Normální">Znalci</text:p>
      <text:p text:style-name="Příloha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YGKN*</text:span></text:p>
        <text:p text:style-name="P12"><text:span text:style-name="T13">KVOPX00EYGKN</text:span>KVOPX00EYGKN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2-18T09:04:00Z</meta:creation-date>
    <dc:date>2024-12-18T09:04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3" meta:paragraph-count="5" meta:word-count="427" meta:character-count="2943" meta:row-count="21" meta:non-whitespace-character-count="2521"/>
  </office:meta>
</office:document-meta>
</file>